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ourier 10 Pitch2" svg:font-family="'Courier 10 Pitch'" style:font-pitch="fixed"/>
    <style:font-face style:name="Courier 10 Pitch1" svg:font-family="'Courier 10 Pitch'" style:font-adornments="Semibold" style:font-pitch="fixed"/>
    <style:font-face style:name="Courier 10 Pitch" svg:font-family="'Courier 10 Pitch'" style:font-adornments="Semibold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Source Sans Pro Semibold3" svg:font-family="'Source Sans Pro Semibold'" style:font-adornments="Semibold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02cm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outline1">
      <style:graphic-properties fo:min-height="6.75cm"/>
    </style:style>
    <style:style style:name="pr8" style:family="presentation" style:parent-style-name="alizarin-notes">
      <style:graphic-properties draw:fill-color="#ffffff" draw:auto-grow-height="true" fo:min-height="13.364cm"/>
    </style:style>
    <style:style style:name="pr9" style:family="presentation" style:parent-style-name="alizarin1-outline1">
      <style:graphic-properties fo:min-height="6.75cm"/>
    </style:style>
    <style:style style:name="pr10" style:family="presentation" style:parent-style-name="alizarin1-notes">
      <style:graphic-properties draw:fill-color="#ffffff" draw:auto-grow-height="true" fo:min-height="13.364cm"/>
    </style:style>
    <style:style style:name="co1" style:family="table-column">
      <style:table-column-properties style:column-width="4.899cm" style:use-optimal-column-width="false"/>
    </style:style>
    <style:style style:name="co2" style:family="table-column">
      <style:table-column-properties style:column-width="8.428cm" style:use-optimal-column-width="false"/>
    </style:style>
    <style:style style:name="co3" style:family="table-column">
      <style:table-column-properties style:column-width="5.095cm" style:use-optimal-column-width="false"/>
    </style:style>
    <style:style style:name="co4" style:family="table-column">
      <style:table-column-properties style:column-width="5.811cm" style:use-optimal-column-width="false"/>
    </style:style>
    <style:style style:name="ro1" style:family="table-row">
      <style:table-row-properties style:row-height="2.395cm"/>
    </style:style>
    <style:style style:name="ro2" style:family="table-row">
      <style:table-row-properties style:row-height="2.701cm"/>
    </style:style>
    <style:style style:name="ro3" style:family="table-row">
      <style:table-row-properties style:row-height="3.093cm"/>
    </style:style>
    <style:style style:name="ro4" style:family="table-row">
      <style:table-row-properties style:row-height="4.981cm"/>
    </style:style>
    <style:style style:name="ce1" style:family="table-cell">
      <style:text-properties fo:font-size="24pt" style:font-size-asian="24pt" style:font-size-complex="24pt"/>
    </style:style>
    <style:style style:name="ce2" style:family="table-cell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style:font-name="Courier 10 Pitch2"/>
    </style:style>
    <style:style style:name="T2" style:family="text">
      <style:text-properties style:font-name="Courier 10 Pitch2" fo:font-size="26pt" style:font-size-asian="26pt" style:font-size-complex="26pt"/>
    </style:style>
    <style:style style:name="T3" style:family="text">
      <style:text-properties fo:color="#800000" style:font-name="Courier 10 Pitch2"/>
    </style:style>
    <style:style style:name="T4" style:family="text">
      <style:text-properties fo:color="#800000"/>
    </style:style>
    <style:style style:name="T5" style:family="text">
      <style:text-properties fo:font-variant="normal" fo:text-transform="none" fo:color="#0000cd" style:text-outline="false" style:text-line-through-style="none" style:text-line-through-type="none" style:font-name="Source Sans Pro Semibold2" fo:font-size="26pt" fo:font-style="normal" fo:text-shadow="none" style:text-underline-style="none" fo:font-weight="600" style:letter-kerning="true" style:font-name-asian="源ノ角ゴシック Medium2" style:font-size-asian="24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a52a2a" style:text-outline="false" style:text-line-through-style="none" style:text-line-through-type="none" style:font-name="Source Sans Pro Semibold2" fo:font-size="26pt" fo:font-style="normal" fo:text-shadow="none" style:text-underline-style="none" fo:font-weight="600" style:letter-kerning="true" style:font-name-asian="源ノ角ゴシック Medium2" style:font-size-asian="24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0000" style:text-outline="false" style:text-line-through-style="none" style:text-line-through-type="none" style:font-name="Source Sans Pro Semibold2" fo:font-size="26pt" fo:font-style="normal" fo:text-shadow="none" style:text-underline-style="none" fo:font-weight="600" style:letter-kerning="true" style:font-name-asian="源ノ角ゴシック Medium2" style:font-size-asian="24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text-outline="false" style:text-line-through-style="none" style:text-line-through-type="none" style:font-name="Source Sans Pro Semibold2" fo:font-size="26pt" fo:font-style="normal" fo:text-shadow="none" style:text-underline-style="none" fo:font-weight="600" style:letter-kerning="true" style:font-name-asian="源ノ角ゴシック Medium2" style:font-size-asian="24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SOAP and REST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Abhijit A M</text:p>
            <text:p>COEP </text:p>
            <text:p>abhijit.comp@coep.ac.i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HTTP Protocol</text:p>
          </draw:text-box>
        </draw:frame>
        <draw:frame presentation:style-name="pr5" draw:layer="layout" svg:width="12.443cm" svg:height="13cm" svg:x="1cm" svg:y="5.5cm" presentation:class="outline">
          <draw:text-box>
            <text:list text:style-name="L3">
              <text:list-item>
                <text:p>Text based</text:p>
              </text:list-item>
              <text:list-item>
                <text:p>Client sends requests like</text:p>
                <text:list>
                  <text:list-item>
                    <text:p>GET, POST, PUT, etc.</text:p>
                  </text:list-item>
                  <text:list-item>
                    <text:p>and Headers</text:p>
                  </text:list-item>
                </text:list>
              </text:list-item>
              <text:list-item>
                <text:p>Server Sends</text:p>
                <text:list>
                  <text:list-item>
                    <text:p>Headers</text:p>
                  </text:list-item>
                  <text:list-item>
                    <text:p>Response-Body</text:p>
                  </text:list-item>
                </text:list>
              </text:list-item>
            </text:list>
          </draw:text-box>
        </draw:frame>
        <draw:frame presentation:style-name="pr5" draw:layer="layout" svg:width="12.443cm" svg:height="13cm" svg:x="14.066cm" svg:y="5.5cm" presentation:class="outline" presentation:user-transformed="true">
          <draw:text-box>
            <text:list text:style-name="L3">
              <text:list-item>
                <text:p>Demo of client request and Server response</text:p>
              </text:list-item>
              <text:list-item>
                <text:p/>
              </text:list-item>
              <text:list-item>
                <text:p>Client request:</text:p>
              </text:list-item>
              <text:list-item>
                <text:p><text:span text:style-name="T1">$ telnet www.example.com </text:span><text:span text:style-name="T1">80</text:span></text:p>
              </text:list-item>
              <text:list-item>
                <text:p><text:span text:style-name="T1">Trying 93.184.216.34...</text:span></text:p>
              </text:list-item>
              <text:list-item>
                <text:p><text:span text:style-name="T2">Connected to </text:span><text:span text:style-name="T2">www.example.com</text:span></text:p>
              </text:list-item>
              <text:list-item>
                <text:p><text:span text:style-name="T1">Escape character is </text:span><text:span text:style-name="T1">'^]'.</text:span></text:p>
              </text:list-item>
              <text:list-item>
                <text:p><text:span text:style-name="T3">GET /index.html HTTP/1.1</text:span></text:p>
              </text:list-item>
              <text:list-item>
                <text:p><text:span text:style-name="T3">Host: www.example.com</text:span></text:p>
              </text:list-item>
              <text:list-item>
                <text:p><text:span text:style-name="T1"/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HTTP Methods 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GET: Provides a read only access to a resource.</text:p>
              </text:list-item>
              <text:list-item>
                <text:p>PUT: Used to create a new resource.</text:p>
              </text:list-item>
              <text:list-item>
                <text:p>DELETE: Used to remove a resource.</text:p>
              </text:list-item>
              <text:list-item>
                <text:p>POST: Used to update an existing resource or create a new resource.</text:p>
              </text:list-item>
              <text:list-item>
                <text:p>OPTIONS: Used to get the supported operations on a resource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HTTP 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GET operations </text:p>
                <text:list>
                  <text:list-item>
                    <text:p>are read only and are safe.</text:p>
                  </text:list-item>
                </text:list>
              </text:list-item>
              <text:list-item>
                <text:p>PUT and DELETE </text:p>
                <text:list>
                  <text:list-item>
                    <text:p>operations are idempotent means their result will always same no matter how many times these operations are invoked.</text:p>
                  </text:list-item>
                </text:list>
              </text:list-item>
              <text:list-item>
                <text:p>PUT and POST operation </text:p>
                <text:list>
                  <text:list-item>
                    <text:p>are nearly same with the difference lying only in the result where PUT operation is idempotent and POST operation can cause different result.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AP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<text:s text:c="4"/>SOAP stands for Simple Object Access <text:span text:style-name="T4">Protocol</text:span></text:p>
                <text:list>
                  <text:list-item>
                    <text:list>
                      <text:list-item>
                        <text:p><text:span text:style-name="T4">It’s a protocol, rules for communication</text:span></text:p>
                      </text:list-item>
                      <text:list-item>
                        <text:p><text:span text:style-name="T4">Does not define architecture of the application </text:span></text:p>
                      </text:list-item>
                    </text:list>
                  </text:list-item>
                </text:list>
              </text:list-item>
              <text:list-item>
                <text:p><text:s text:c="4"/>SOAP is an application communication protocol</text:p>
              </text:list-item>
              <text:list-item>
                <text:p><text:s text:c="4"/>SOAP is a format for sending and receiving messages</text:p>
              </text:list-item>
              <text:list-item>
                <text:p><text:s text:c="4"/>SOAP is platform independent</text:p>
              </text:list-item>
              <text:list-item>
                <text:p><text:s text:c="4"/>SOAP is based on XML</text:p>
              </text:list-item>
              <text:list-item>
                <text:p><text:s text:c="4"/>SOAP is a W3C recommendation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AP reques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p><text:span text:style-name="T5">POST /InStock HTTP/1.1</text:span><text:span text:style-name="T5"><text:line-break/></text:span><text:span text:style-name="T5">Host: www.example.org</text:span><text:span text:style-name="T5"><text:line-break/></text:span><text:span text:style-name="T5">Content-Type: </text:span><text:span text:style-name="T5">application/soap+xml; </text:span><text:span text:style-name="T5">charset=utf-8</text:span><text:span text:style-name="T5"><text:line-break/></text:span><text:span text:style-name="T5">Content-Length: nnn</text:span><text:span text:style-name="T5"><text:line-break/></text:span><text:span text:style-name="T5"><text:line-break/></text:span><text:span text:style-name="T5">&lt;</text:span><text:span text:style-name="T6">?xml</text:span><text:span text:style-name="T7"> version</text:span><text:span text:style-name="T5">="1.0"</text:span><text:span text:style-name="T7">?</text:span><text:span text:style-name="T5">&gt;</text:span><text:span text:style-name="T5"><text:line-break/></text:span><text:span text:style-name="T5">&lt;</text:span><text:span text:style-name="T6">soap:Envelope</text:span><text:span text:style-name="T7"><text:line-break/></text:span><text:span text:style-name="T7">xmlns:soap</text:span><text:span text:style-name="T5">="http://www.w3.org/</text:span><text:span text:style-name="T5">2003/05/soap-envelope/"</text:span><text:span text:style-name="T7"><text:line-break/></text:span><text:span text:style-name="T7">soap:encodingStyle</text:span><text:span text:style-name="T5">="http://www.</text:span><text:span text:style-name="T5">w3.org/2003/05/soap-encoding"&gt;</text:span><text:span text:style-name="T5"><text:line-break/></text:span><text:span text:style-name="T5"><text:line-break/></text:span><text:span text:style-name="T5">&lt;</text:span><text:span text:style-name="T6">soap:Body</text:span><text:span text:style-name="T7"> </text:span><text:span text:style-name="T7">xmlns:m</text:span><text:span text:style-name="T5">="http://www.example.o</text:span><text:span text:style-name="T5">rg/stock"&gt;</text:span><text:span text:style-name="T5"><text:line-break/></text:span><text:span text:style-name="T5">  &lt;</text:span><text:span text:style-name="T6">m:GetStockPrice</text:span><text:span text:style-name="T5">&gt;</text:span><text:span text:style-name="T5"><text:line-break/></text:span><text:span text:style-name="T5">    </text:span><text:span text:style-name="T5">&lt;</text:span><text:span text:style-name="T6">m:StockName</text:span><text:span text:style-name="T5">&gt;IBM&lt;</text:span><text:span text:style-name="T6">/m:StockNa</text:span><text:span text:style-name="T6">me</text:span><text:span text:style-name="T5">&gt;</text:span><text:span text:style-name="T5"><text:line-break/></text:span><text:span text:style-name="T5">  &lt;</text:span><text:span text:style-name="T6">/m:GetStockPrice</text:span><text:span text:style-name="T5">&gt;</text:span><text:span text:style-name="T5"><text:line-break/></text:span><text:span text:style-name="T5">&lt;</text:span><text:span text:style-name="T6">/soap:Body</text:span><text:span text:style-name="T5">&gt;</text:span><text:span text:style-name="T5"><text:line-break/></text:span><text:span text:style-name="T5">&lt;</text:span><text:span text:style-name="T6">/soap:Envelope</text:span><text:span text:style-name="T5">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AP respons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p><text:span text:style-name="T8">HTTP/1.1 200 OK</text:span><text:span text:style-name="T8"><text:line-break/></text:span><text:span text:style-name="T8">Content-Type: </text:span><text:span text:style-name="T8">application/soap+xml; </text:span><text:span text:style-name="T8">charset=utf-8</text:span><text:span text:style-name="T8"><text:line-break/></text:span><text:span text:style-name="T8">Content-Length: nnn</text:span><text:span text:style-name="T8"><text:line-break/></text:span><text:span text:style-name="T8"><text:line-break/></text:span><text:span text:style-name="T5">&lt;</text:span><text:span text:style-name="T6">?xml</text:span><text:span text:style-name="T7"> version</text:span><text:span text:style-name="T5">="1.0"</text:span><text:span text:style-name="T7">?</text:span><text:span text:style-name="T5">&gt;</text:span><text:span text:style-name="T8"><text:line-break/></text:span><text:span text:style-name="T5">&lt;</text:span><text:span text:style-name="T6">soap:Envelope</text:span><text:span text:style-name="T7"><text:line-break/></text:span><text:span text:style-name="T7">xmlns:soap</text:span><text:span text:style-name="T5">="http://www.w3.org/</text:span><text:span text:style-name="T5">2003/05/soap-envelope/"</text:span><text:span text:style-name="T7"><text:line-break/></text:span><text:span text:style-name="T7">soap:encodingStyle</text:span><text:span text:style-name="T5">="http://www.</text:span><text:span text:style-name="T5">w3.org/2003/05/soap-encoding"&gt;</text:span><text:span text:style-name="T8"><text:line-break/></text:span><text:span text:style-name="T5">&lt;</text:span><text:span text:style-name="T6">soap:Body</text:span><text:span text:style-name="T7"> </text:span><text:span text:style-name="T7">xmlns:m</text:span><text:span text:style-name="T5">="http://www.example.o</text:span><text:span text:style-name="T5">rg/stock"&gt;</text:span><text:span text:style-name="T8"><text:line-break/></text:span><text:span text:style-name="T8">  </text:span><text:span text:style-name="T5">&lt;</text:span><text:span text:style-name="T6">m:GetStockPriceResponse</text:span><text:span text:style-name="T5">&gt;</text:span><text:span text:style-name="T8"><text:line-break/></text:span><text:span text:style-name="T8">    </text:span><text:span text:style-name="T5">&lt;</text:span><text:span text:style-name="T6">m:Price</text:span><text:span text:style-name="T5">&gt;</text:span><text:span text:style-name="T8">34.5</text:span><text:span text:style-name="T5">&lt;</text:span><text:span text:style-name="T6">/m:Price</text:span><text:span text:style-name="T5">&gt;</text:span><text:span text:style-name="T8"><text:line-break/></text:span><text:span text:style-name="T8">  </text:span><text:span text:style-name="T5">&lt;</text:span><text:span text:style-name="T6">/m:GetStockPriceResponse</text:span><text:span text:style-name="T5">&gt;</text:span><text:span text:style-name="T8"><text:line-break/></text:span><text:span text:style-name="T5">&lt;</text:span><text:span text:style-name="T6">/soap:Body</text:span><text:span text:style-name="T5">&gt;</text:span><text:span text:style-name="T8"><text:line-break/></text:span><text:span text:style-name="T5">&lt;</text:span><text:span text:style-name="T6">/soap:Envelope</text:span><text:span text:style-name="T5">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OAP: Advantag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Suitable for use with any transport protocol. </text:p>
                <text:list>
                  <text:list-item>
                    <text:p>Implementations often use HTTP as a transport protocol, </text:p>
                  </text:list-item>
                  <text:list-item>
                    <text:p>Can also be used over SMTP, JMS and message queues.</text:p>
                  </text:list-item>
                </text:list>
              </text:list-item>
              <text:list-item>
                <text:p>Combined with HTTP post/response exchanges, tunnels easily through existing firewalls and proxies, </text:p>
              </text:list-item>
              <text:list-item>
                <text:p>SOAP has available to it all the facilities of XML</text:p>
                <text:list>
                  <text:list-item>
                    <text:p>including easy internationalization and extensibility with XML Namespaces.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AP: Disadvantage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verbosity of the protocol</text:p>
              </text:list-item>
              <text:list-item>
                <text:p>slow parsing speed of XML</text:p>
              </text:list-item>
              <text:list-item>
                <text:p>lack of a standardized interaction model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is REST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4">RE</text:span>presentational <text:s/><text:span text:style-name="T4">S</text:span>tate <text:span text:style-name="T4">T</text:span>ransfer</text:p>
              </text:list-item>
              <text:list-item>
                <text:p/>
              </text:list-item>
              <text:list-item>
                <text:p>Questions</text:p>
                <text:list>
                  <text:list-item>
                    <text:p>What is State? </text:p>
                  </text:list-item>
                  <text:list-item>
                    <text:p>What is meant by Transferring state?</text:p>
                  </text:list-item>
                  <text:list-item>
                    <text:p>What is <text:s/>Representational?</text:p>
                  </text:list-item>
                </text:list>
              </text:list-item>
              <text:list-item>
                <text:p>RESTful</text:p>
                <text:list>
                  <text:list-item>
                    <text:p>An architecture for web applications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source</text:p>
          </draw:text-box>
        </draw:frame>
        <draw:frame presentation:style-name="pr5" draw:layer="layout" svg:width="12.443cm" svg:height="13cm" svg:x="1cm" svg:y="5.5cm" presentation:class="outline">
          <draw:text-box>
            <text:list text:style-name="L3">
              <text:list-item>
                <text:p>Resource</text:p>
                <text:list>
                  <text:list-item>
                    <text:p>Text Files</text:p>
                  </text:list-item>
                  <text:list-item>
                    <text:p>Html Pages</text:p>
                  </text:list-item>
                  <text:list-item>
                    <text:p>Images</text:p>
                  </text:list-item>
                  <text:list-item>
                    <text:p>Videos </text:p>
                  </text:list-item>
                  <text:list-item>
                    <text:p>Dynamic Business Data.</text:p>
                  </text:list-item>
                </text:list>
              </text:list-item>
              <text:list-item>
                <text:p>REST and resources</text:p>
                <text:list>
                  <text:list-item>
                    <text:p>REST Server <text:s/>provides access to resources <text:s text:c="2"/>(webserver + PHP, etc)</text:p>
                  </text:list-item>
                  <text:list-item>
                    <text:p>REST client accesses and modifies the resources. (Browser) </text:p>
                  </text:list-item>
                </text:list>
              </text:list-item>
            </text:list>
          </draw:text-box>
        </draw:frame>
        <draw:frame presentation:style-name="pr5" draw:layer="layout" svg:width="12.443cm" svg:height="13cm" svg:x="14.066cm" svg:y="5.5cm" presentation:class="outline">
          <draw:text-box>
            <text:list text:style-name="L3">
              <text:list-item>
                <text:p>Representation of resources</text:p>
                <text:list>
                  <text:list-item>
                    <text:p>Text</text:p>
                  </text:list-item>
                  <text:list-item>
                    <text:p>JSON</text:p>
                  </text:list-item>
                  <text:list-item>
                    <text:p>XML</text:p>
                  </text:list-item>
                </text:list>
              </text:list-item>
              <text:list-item>
                <text:p>Example: a user resource</text:p>
                <text:list>
                  <text:list-item>
                    <text:p>{ </text:p>
                  </text:list-item>
                  <text:list-item>
                    <text:p><text:s text:c="3"/>"id":1, </text:p>
                  </text:list-item>
                  <text:list-item>
                    <text:p><text:s text:c="3"/>"name":"Mahesh", </text:p>
                  </text:list-item>
                  <text:list-item>
                    <text:p><text:s text:c="3"/>"profession":"Teacher" </text:p>
                  </text:list-item>
                  <text:list-item>
                    <text:p>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ST architectur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Everything is a resource</text:p>
                <text:list>
                  <text:list-item>
                    <text:p>We’ll see what a resource is</text:p>
                  </text:list-item>
                </text:list>
              </text:list-item>
              <text:list-item>
                <text:p>Light-weight</text:p>
              </text:list-item>
              <text:list-item>
                <text:p>Scalable</text:p>
              </text:list-item>
              <text:list-item>
                <text:p>Maintainable</text:p>
              </text:list-item>
              <text:list-item>
                <text:p/>
              </text:list-item>
              <text:list-item>
                <text:p>REST was first introduced by Roy Fielding in year 2000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draw:style-name="standard" draw:layer="layout" svg:width="24.232cm" svg:height="21.272cm" svg:x="0.167cm" svg:y="0.34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9">HTTP Method</text:span></text:p>
              </table:table-cell>
              <table:table-cell>
                <text:p><text:span text:style-name="T9">URI</text:span></text:p>
              </table:table-cell>
              <table:table-cell>
                <text:p><text:span text:style-name="T9">Operation</text:span></text:p>
              </table:table-cell>
              <table:table-cell>
                <text:p><text:span text:style-name="T9">Operation Type</text:span></text:p>
              </table:table-cell>
            </table:table-row>
            <table:table-row table:style-name="ro2" table:default-cell-style-name="ce1">
              <table:table-cell table:style-name="ce2">
                <text:p text:style-name="P3"><text:span text:style-name="T10">GET</text:span></text:p>
              </table:table-cell>
              <table:table-cell>
                <text:p><text:span text:style-name="T9">/UserService/users</text:span></text:p>
              </table:table-cell>
              <table:table-cell>
                <text:p><text:span text:style-name="T9">Get list of users</text:span></text:p>
              </table:table-cell>
              <table:table-cell>
                <text:p><text:span text:style-name="T9">Read Only</text:span></text:p>
              </table:table-cell>
            </table:table-row>
            <table:table-row table:style-name="ro2" table:default-cell-style-name="ce1">
              <table:table-cell table:style-name="ce2">
                <text:p text:style-name="P3"><text:span text:style-name="T10">GET</text:span></text:p>
              </table:table-cell>
              <table:table-cell>
                <text:p><text:span text:style-name="T9">/UserService/users/1</text:span></text:p>
              </table:table-cell>
              <table:table-cell>
                <text:p><text:span text:style-name="T9">Get User with Id 1</text:span></text:p>
              </table:table-cell>
              <table:table-cell>
                <text:p><text:span text:style-name="T9">Read Only</text:span></text:p>
              </table:table-cell>
            </table:table-row>
            <table:table-row table:style-name="ro2" table:default-cell-style-name="ce1">
              <table:table-cell table:style-name="ce2">
                <text:p text:style-name="P3"><text:span text:style-name="T10">PUT</text:span></text:p>
              </table:table-cell>
              <table:table-cell>
                <text:p><text:span text:style-name="T9">/UserService/users/2</text:span></text:p>
              </table:table-cell>
              <table:table-cell>
                <text:p><text:span text:style-name="T9">Insert User with Id 2</text:span></text:p>
              </table:table-cell>
              <table:table-cell>
                <text:p><text:span text:style-name="T9">Idempotent</text:span></text:p>
              </table:table-cell>
            </table:table-row>
            <table:table-row table:style-name="ro3" table:default-cell-style-name="ce1">
              <table:table-cell table:style-name="ce2">
                <text:p text:style-name="P3"><text:span text:style-name="T10">POST</text:span></text:p>
              </table:table-cell>
              <table:table-cell>
                <text:p><text:span text:style-name="T9">/UserService/users/2</text:span></text:p>
              </table:table-cell>
              <table:table-cell>
                <text:p><text:span text:style-name="T9">Update User with Id 2</text:span></text:p>
              </table:table-cell>
              <table:table-cell>
                <text:p><text:span text:style-name="T9">N/A</text:span></text:p>
              </table:table-cell>
            </table:table-row>
            <table:table-row table:style-name="ro2" table:default-cell-style-name="ce1">
              <table:table-cell table:style-name="ce2">
                <text:p text:style-name="P3"><text:span text:style-name="T10">DELETE</text:span></text:p>
              </table:table-cell>
              <table:table-cell>
                <text:p><text:span text:style-name="T9">/UserService/users/1</text:span></text:p>
              </table:table-cell>
              <table:table-cell>
                <text:p><text:span text:style-name="T9">Delete User with Id 1</text:span></text:p>
              </table:table-cell>
              <table:table-cell>
                <text:p><text:span text:style-name="T9">Idempotent</text:span></text:p>
              </table:table-cell>
            </table:table-row>
            <table:table-row table:style-name="ro4" table:default-cell-style-name="ce1">
              <table:table-cell table:style-name="ce2">
                <text:p text:style-name="P3"><text:span text:style-name="T10">OPTIONS</text:span></text:p>
              </table:table-cell>
              <table:table-cell>
                <text:p><text:span text:style-name="T9">/UserService/users</text:span></text:p>
              </table:table-cell>
              <table:table-cell>
                <text:p><text:span text:style-name="T9">List the supported operations in web service</text:span></text:p>
              </table:table-cell>
              <table:table-cell>
                <text:p><text:span text:style-name="T9">Read Only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4" draw:layer="layout" svg:width="3.32cm" svg:height="1.052cm" svg:x="24.68cm" svg:y="6.159cm">
          <draw:text-box>
            <text:p><text:span text:style-name="T11">Examp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1" presentation:presentation-page-layout-name="AL3T1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Demo of REST API from codeofaninja.com</text:p>
          </draw:text-box>
        </draw:frame>
        <draw:frame presentation:style-name="pr9" draw:layer="layout" svg:width="25.5cm" svg:height="7cm" svg:x="1.5cm" svg:y="13cm" presentation:class="outline" presentation:user-transformed="true">
          <draw:text-box>
            <text:list text:style-name="L3">
              <text:list-item>
                <text:p>https://www.codeofaninja.com/2017/02/create-simple-rest-api-in-php.htm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ix Constraints of RESTful desig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4">1. Uniform Interface</text:span></text:p>
              </text:list-item>
            </text:list>
            <text:p>Simplifies and decouples the architecture</text:p>
            <text:p>Server/Client Each part can evolve independently. </text:p>
            <text:p>The four guiding principles of the uniform interface are:</text:p>
            <text:list text:continue-numbering="true" text:style-name="L3">
              <text:list-item>
                <text:p>(I) Resource-Based</text:p>
                <text:list>
                  <text:list-item>
                    <text:p>Individual resources are identified in requests using URIs as resource identifiers. </text:p>
                  </text:list-item>
                  <text:list-item>
                    <text:p>Server does not send its database, but rather, some HTML, XML or JSON that represents some database records express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ix Constraints of RESTful desig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1. Uniform Interface</text:p>
              </text:list-item>
              <text:list-item>
                <text:p>(ii) Manipulation of Resources Through Representations</text:p>
                <text:list>
                  <text:list-item>
                    <text:p>Client has enough information to modify or delete the resource on the server</text:p>
                  </text:list-item>
                  <text:list-item>
                    <text:p>Client creates requests properly</text:p>
                  </text:list-item>
                </text:list>
              </text:list-item>
              <text:list-item>
                <text:p>(iii) Self-descriptive Messages</text:p>
                <text:list>
                  <text:list-item>
                    <text:p>Each message includes enough information to describe how to process the message. </text:p>
                  </text:list-item>
                  <text:list-item>
                    <text:p>E.g. <text:s/>which parser to invoke </text:p>
                  </text:list-item>
                  <text:list-item>
                    <text:p>indicate cache-ability.</text:p>
                    <text:list>
                      <text:list-item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ix Constraints of RESTful desig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0. Client-Server architecture</text:p>
                <text:list>
                  <text:list-item>
                    <text:p>Clients are not concerned with data storage, which remains internal to each server, so that the portability of client code is improved. </text:p>
                  </text:list-item>
                  <text:list-item>
                    <text:p>Servers are not concerned with the user interface or user state, so that servers can be simpler and more scalable. </text:p>
                  </text:list-item>
                  <text:list-item>
                    <text:p>Servers and clients may also be replaced and developed independently, as long as the interface is not alter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ix Constraints of RESTful desig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1. Uniform Interface</text:p>
              </text:list-item>
              <text:list-item>
                <text:p>(iv) Hypermedia as the Engine of Application State (HATEOAS)</text:p>
                <text:list>
                  <text:list-item>
                    <text:p>Hypermedia: Services deliver state to clients via body content, response codes, and response headers.</text:p>
                  </text:list-item>
                  <text:list-item>
                    <text:p>Clients deliver state via body contents, query-string parameters, request headers and the requested URI (the resource name). </text:p>
                  </text:list-item>
                  <text:list-item>
                    <text:p><text:span text:style-name="T11">Where necessary, links are contained in the returned body (or headers) to supply the URI for retrieval of the object itself or related objects. </text:span></text:p>
                  </text:list-item>
                </text:list>
              </text:list-item>
              <text:list-item>
                <text:p>The uniform interface that any REST services must provide is fundamental to its desig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ix Constraints of RESTful desig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2. Statelessness</text:p>
                <text:list>
                  <text:list-item>
                    <text:p>State: Ever tried back button on a payment interface? </text:p>
                  </text:list-item>
                  <text:list-item>
                    <text:p>The server does not remember anything</text:p>
                  </text:list-item>
                </text:list>
              </text:list-item>
              <text:list-item>
                <text:p>3. Cacheable</text:p>
                <text:list>
                  <text:list-item>
                    <text:p>clients can cache responses to reduce multiple server queries </text:p>
                  </text:list-item>
                  <text:list-item>
                    <text:p>Responses define themselves as cacheable, or not, to prevent clients reusing stale or inappropriate data in response to further requests. </text:p>
                  </text:list-item>
                  <text:list-item>
                    <text:p>Well-managed caching partially or completely eliminates some client–server interactions, further improving scalability and performance.</text:p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ix Constraints of RESTful desig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4. Layered System</text:p>
                <text:list>
                  <text:list-item>
                    <text:p>A client cannot ordinarily tell whether it is connected directly to the end server, or to an intermediary along the way. </text:p>
                  </text:list-item>
                  <text:list-item>
                    <text:p>Intermediary servers may improve system scalability by enabling load-balancing and by providing shared caches. Layers may also enforce security policies.</text:p>
                  </text:list-item>
                </text:list>
              </text:list-item>
              <text:list-item>
                <text:p>5. Code on Demand (optional)</text:p>
                <text:list>
                  <text:list-item>
                    <text:p>Server can send code to be executed on the client side </text:p>
                  </text:list-item>
                  <text:list-item>
                    <text:p>Java Applet, Javascript, etc. 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signing URI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Use Plural Noun</text:p>
                <text:list>
                  <text:list-item>
                    <text:p>Use plural noun to define resources. </text:p>
                  </text:list-item>
                  <text:list-item>
                    <text:p>for example “users”</text:p>
                  </text:list-item>
                </text:list>
              </text:list-item>
              <text:list-item>
                <text:p>Avoid using spaces</text:p>
                <text:list>
                  <text:list-item>
                    <text:p>Use underscore (_) or hyphen (-) when using a long resource name. </text:p>
                  </text:list-item>
                  <text:list-item>
                    <text:p>For example, use authorized_users instead of authorized%20users.</text:p>
                  </text:list-item>
                </text:list>
              </text:list-item>
              <text:list-item>
                <text:p>Use lowercase letters</text:p>
                <text:list>
                  <text:list-item>
                    <text:p>Although URI is case-insensitive, it is a good practice to keep the url in lower case letters only.</text:p>
                  </text:list-item>
                </text:list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signing URI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Maintain Backward Compatibility</text:p>
                <text:list>
                  <text:list-item>
                    <text:p>As Web Service is a public service, a URI once made public should always be available. </text:p>
                  </text:list-item>
                  <text:list-item>
                    <text:p>In case, URI gets updated, redirect the older URI to a new URI using the HTTP Status code, 300.</text:p>
                  </text:list-item>
                </text:list>
              </text:list-item>
              <text:list-item>
                <text:p>Use HTTP Verb</text:p>
                <text:list>
                  <text:list-item>
                    <text:p>Always use HTTP Verb like GET, PUT and DELETE to do the operations on the resource. It is not good to use operations name in the URI.</text:p>
                  </text:list-item>
                </text:list>
              </text:list-item>
              <text:list-item>
                <text:p>Poor URI</text:p>
                <text:list>
                  <text:list-item>
                    <text:p>http://localhost:8080/UserManagement/rest/UserService/getUser/1 </text:p>
                  </text:list-item>
                </text:list>
              </text:list-item>
              <text:list-item>
                <text:p>Good URI</text:p>
                <text:list>
                  <text:list-item>
                    <text:p>http://localhost:8080/UserManagement/rest/UserService/users/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tatelessnes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Benefits</text:p>
                <text:list>
                  <text:list-item>
                    <text:p>Web services can treat each method request independently.</text:p>
                  </text:list-item>
                  <text:list-item>
                    <text:p>Web services need not maintain the client's previous interactions. It simplifies the application design.</text:p>
                  </text:list-item>
                  <text:list-item>
                    <text:p>As HTTP is itself a statelessness protocol, RESTful Web Services work seamlessly with the HTTP protocols.</text:p>
                  </text:list-item>
                </text:list>
              </text:list-item>
              <text:list-item>
                <text:p>Disadvantages</text:p>
                <text:list>
                  <text:list-item>
                    <text:p>Web services need to get extra information in each request and then interpret to get the client's state in case the client interactions are to be taken care of.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Demo https://jsonplaceholder.typicode.com</text:p>
          </draw:text-box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ST over SOAP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Greater variety of data formats, whereas SOAP only allows XML.</text:p>
              </text:list-item>
              <text:list-item>
                <text:p>With JSON, </text:p>
                <text:list>
                  <text:list-item>
                    <text:p>Generally considered easier to work with.</text:p>
                  </text:list-item>
                  <text:list-item>
                    <text:p>REST offers better support for browser clients.</text:p>
                  </text:list-item>
                </text:list>
              </text:list-item>
              <text:list-item>
                <text:p>REST provides superior performance</text:p>
                <text:list>
                  <text:list-item>
                    <text:p>Through caching for information that’s not altered and not dynamic.</text:p>
                  </text:list-item>
                </text:list>
              </text:list-item>
              <text:list-item>
                <text:p>Generally faster and uses less bandwidth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ST over SOAP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Easier to integrate with existing websites with no need to refactor site infrastructure. </text:p>
                <text:list>
                  <text:list-item>
                    <text:p>Enables developers to work faster rather than spend time rewriting a site from scratch.</text:p>
                  </text:list-item>
                </text:list>
              </text:list-item>
              <text:list-item>
                <text:p>Easier to Learn</text:p>
              </text:list-item>
              <text:list-item>
                <text:p>Efficient</text:p>
                <text:list>
                  <text:list-item>
                    <text:p>Due to JSON/Text, not mandatory to use XML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AP over RES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Language, Platform, Transport Independent</text:p>
                <text:list>
                  <text:list-item>
                    <text:p>REST requires HTTP, SOAP doesn’t</text:p>
                  </text:list-item>
                  <text:list-item>
                    <text:p>SOAP can run in multiple languages</text:p>
                  </text:list-item>
                </text:list>
              </text:list-item>
              <text:list-item>
                <text:p>Can work in Distributed Environments</text:p>
                <text:list>
                  <text:list-item>
                    <text:p>REST requires point to point contact</text:p>
                  </text:list-item>
                </text:list>
              </text:list-item>
              <text:list-item>
                <text:p>Standardised</text:p>
                <text:list>
                  <text:list-item>
                    <text:p>By W3C</text:p>
                  </text:list-item>
                </text:list>
              </text:list-item>
              <text:list-item>
                <text:p>Built in Error Handling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3T1" presentation:use-footer-name="ftr1" presentation:use-date-time-name="dtd1"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3T1" presentation:use-footer-name="ftr1" presentation:use-date-time-name="dtd1"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3T1" presentation:use-footer-name="ftr1" presentation:use-date-time-name="dtd1"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lizarin" presentation:presentation-page-layout-name="AL3T1" presentation:use-footer-name="ftr1" presentation:use-date-time-name="dtd1"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alizarin" presentation:presentation-page-layout-name="AL3T1" presentation:use-footer-name="ftr1" presentation:use-date-time-name="dtd1"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ourier 10 Pitch2" svg:font-family="'Courier 10 Pitch'" style:font-pitch="fixed"/>
    <style:font-face style:name="Courier 10 Pitch1" svg:font-family="'Courier 10 Pitch'" style:font-adornments="Semibold" style:font-pitch="fixed"/>
    <style:font-face style:name="Courier 10 Pitch" svg:font-family="'Courier 10 Pitch'" style:font-adornments="Semibold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Source Sans Pro Semibold3" svg:font-family="'Source Sans Pro Semibold'" style:font-adornments="Semibold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Lohit Devanagari1" style:font-family-asian="'Lohit Devanagari'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9T21:31:21.984622659</meta:creation-date>
    <meta:editing-duration>PT16H29M17S</meta:editing-duration>
    <meta:editing-cycles>66</meta:editing-cycles>
    <meta:generator>LibreOffice/5.1.4.2$Linux_X86_64 LibreOffice_project/f99d75f39f1c57ebdd7ffc5f42867c12031db97a</meta:generator>
    <dc:date>2018-03-21T13:56:58.807782746</dc:date>
    <meta:document-statistic meta:object-count="192"/>
    <meta:template xlink:type="simple" xlink:actuate="onRequest" xlink:title="Alizarin" xlink:href="../../../../../../../../opt/libreoffice5.1/share/template/common/presnt/Alizarin.otp" meta:date="2018-03-19T21:31:20.87890987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